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cell-protect="none" style:print-content="true" fo:background-color="transparent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2" style:family="table-cell" style:parent-style-name="Default">
      <style:table-cell-properties fo:background-color="#e6e6e6"/>
      <style:text-properties fo:font-size="7pt" fo:font-weight="bold"/>
    </style:style>
    <style:style style:name="ce13" style:family="table-cell" style:parent-style-name="Default">
      <style:text-properties fo:font-size="7pt" fo:font-weight="bold"/>
    </style:style>
    <style:style style:name="ce14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5" style:family="table-cell" style:parent-style-name="Default" style:data-style-name="N107">
      <style:text-properties fo:font-size="7pt"/>
    </style:style>
    <style:style style:name="ce16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3"/>
        <table:table-column table:style-name="co12" table:default-cell-style-name="ce15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2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2"/>
          <table:table-cell table:style-name="ce6" office:value-type="string">
            <text:p>Statuses</text:p>
          </table:table-cell>
          <table:table-cell table:style-name="ce12"/>
          <table:table-cell table:style-name="ce14"/>
          <table:table-cell table:style-name="ce12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7">
            <text:p>17</text:p>
          </table:table-cell>
          <table:table-cell table:formula="oooc:=[.K2]/[.K10]" office:value-type="percentage" office:value="0.120567375886525">
            <text:p>12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3">
            <text:p>123</text:p>
          </table:table-cell>
          <table:table-cell table:formula="oooc:=[.K3]/[.K10]" office:value-type="percentage" office:value="0.872340425531915">
            <text:p>87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7">
            <text:p>7</text:p>
          </table:table-cell>
          <table:table-cell table:formula="oooc:=[.K5]/[.K10]" office:value-type="percentage" office:value="0.049645390070922">
            <text:p>5,0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41];2)" office:value-type="float" office:value="3">
            <text:p>3</text:p>
          </table:table-cell>
          <table:table-cell table:style-name="ce16" table:formula="oooc:=[.K6]/[.K10]" office:value-type="percentage" office:value="0.0212765957446808">
            <text:p>2,1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13">
            <text:p>113</text:p>
          </table:table-cell>
          <table:table-cell table:style-name="ce16" table:formula="oooc:=([.K7]/[.K10])" office:value-type="percentage" office:value="0.801418439716312">
            <text:p>80,1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70">
            <text:p>70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dialog-information</text:p>
          </table:table-cell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warning</text:p>
          </table:table-cell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error</text:p>
          </table:table-cell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/>
          <table:table-cell office:value-type="float" office:value="0">
            <text:p>0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tools-check-spelling</text:p>
          </table:table-cell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system-lock-screen</text:p>
          </table:table-cell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ind-next</text:p>
          </table:table-cell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find-previous</text:p>
          </table:table-cell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view-refresh</text:p>
          </table:table-cell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ile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office:value-type="string">
            <text:p>is this the correct name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go-home</text:p>
          </table:table-cell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goto-page</text:p>
          </table:table-cell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first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last</text:p>
          </table:table-cell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8">28/02/2007</text:date>, <text:time>23.32.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28T23:32:21</dc:date>
    <dc:language>it-IT</dc:language>
    <meta:editing-cycles>133</meta:editing-cycles>
    <meta:editing-duration>P3DT7H1M31S</meta:editing-duration>
    <meta:user-defined meta:name="Info 1"/>
    <meta:user-defined meta:name="Info 2"/>
    <meta:user-defined meta:name="Info 3"/>
    <meta:user-defined meta:name="Info 4"/>
    <meta:document-statistic meta:table-count="3" meta:cell-count="819"/>
  </office:meta>
</office:document-meta>
</file>